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</style:style>
    <style:style style:name="P2" style:family="paragraph" style:parent-style-name="Standard" style:list-style-name="L1">
      <style:paragraph-properties fo:line-height="150%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line-height="150%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710040" text:style-name="L1">
        <text:list-item>
          <text:p text:style-name="P1"><text:span text:style-name="T1">Filtering: main class</text:span>: vm.fs.main.filtering.KNNQueriesSeqScanWithFilteringMain</text:p>
          <text:list>
            <text:list-item>
              <text:p text:style-name="P1"><text:span text:style-name="T1">One pivot filtering</text:span>:</text:p>
              <text:list>
                <text:list-item>
                  <text:p text:style-name="P1"><text:span text:style-name="T1">triangle inequality</text:span></text:p>
                  <text:list>
                    <text:list-item>
                      <text:p text:style-name="P1"><text:span text:style-name="T2">vm.metricspace.distance.bounding.onepivot.impl.TriangleInequality</text:span></text:p>
                    </text:list-item>
                  </text:list>
                </text:list-item>
                <text:list-item>
                  <text:p text:style-name="P1"><text:span text:style-name="T1">triangle inequality with limited angles</text:span>, paper Data-Dependent Metric Filtering, alg. 4.</text:p>
                  <text:list>
                    <text:list-item>
                      <text:p text:style-name="P1"><text:span text:style-name="T2">vm.metricspace.distance.bounding.onepivot.impl.TriangleInequalityWithLimitedAngles</text:span></text:p>
                    </text:list-item>
                    <text:list-item>
                      <text:p text:style-name="P1">Learning coefficients for pivots: vm.fs.main.filtering.learning.LearnCoefsForTriangularFilteringWithLimitedAnglesMain</text:p>
                    </text:list-item>
                    <text:list-item>
                      <text:p text:style-name="P1">Instance loading: OnePivotFiltering filter = FSTriangleInequalityWithLimitedAnglesCoefsStorageImpl.getLearnedInstanceTriangleInequalityWithLimitedAngles(dataset.getDatasetName());</text:p>
                    </text:list-item>
                  </text:list>
                </text:list-item>
              </text:list>
            </text:list-item>
            <text:list-item>
              <text:p text:style-name="P1"><text:span text:style-name="T1">Two pivots filtering:</text:span></text:p>
              <text:list>
                <text:list-item>
                  <text:p text:style-name="P2">Ptolemaios filtering</text:p>
                  <text:list>
                    <text:list-item>
                      <text:p text:style-name="P1">vm.metricspace.distance.bounding.twopivots.impl;PtolemaiosFiltering</text:p>
                    </text:list-item>
                  </text:list>
                </text:list-item>
                <text:list-item>
                  <text:p text:style-name="P1"><text:span text:style-name="T1">Four point property</text:span> filtering it is not applicable to all metric spaces</text:p>
                  <text:list>
                    <text:list-item>
                      <text:p text:style-name="P1">vm.metricspace.distance.bounding.twopivots.impl.FourPointBasedFiltering</text:p>
                    </text:list-item>
                  </text:list>
                </text:list-item>
                <text:list-item>
                  <text:p text:style-name="P2">Ptolemaios filtering with limited angles</text:p>
                  <text:list>
                    <text:list-item>
                      <text:p text:style-name="P3">vm.metricspace.distance.bounding.twopivots.impl.PtolemaiosFilteringWithLimitedAngle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3-02-07T13:47:38.45</meta:creation-date>
    <dc:date>2023-02-07T20:42:14.36</dc:date>
    <meta:editing-duration>PT6H54M20S</meta:editing-duration>
    <meta:editing-cycles>35</meta:editing-cycles>
    <meta:generator>OpenOffice.org/3.3$Win32 OpenOffice.org_project/330m20$Build-9567</meta:generator>
    <meta:document-statistic meta:table-count="0" meta:image-count="0" meta:object-count="0" meta:page-count="1" meta:paragraph-count="15" meta:word-count="73" meta:character-count="1036"/>
  </office:meta>
</office:document-meta>
</file>